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2.6063in"/>
    </style:style>
    <style:style style:name="Table1.C" style:family="table-column">
      <style:table-column-properties style:column-width="2.6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kt – das ist die richtige Frage! Jetzt erkläre ich dir <text:span text:style-name="Strong_20_Emphasis">jede Datei und ihre genaue Aufgabe</text:span> <text:span text:style-name="Strong_20_Emphasis">in deinem konkreten Projekt</text:span> <text:span text:style-name="Source_20_Text">ReMailD</text:span>.</text:p>
      <text:p text:style-name="Text_20_body">Du bekommst für jede Datei:</text:p>
      <text:list text:style-name="L1">
        <text:list-item>
          <text:p text:style-name="P2">🧠 <text:span text:style-name="Strong_20_Emphasis">Klaren Zweck im Projekt</text:span></text:p>
        </text:list-item>
        <text:list-item>
          <text:p text:style-name="P2">⚙️ <text:span text:style-name="Strong_20_Emphasis">Was sie mit den JSON-Dateien macht oder nicht</text:span></text:p>
        </text:list-item>
        <text:list-item>
          <text:p text:style-name="P2">🛠️ <text:span text:style-name="Strong_20_Emphasis">Wie sie mit anderen Dateien zusammenspielt</text:span></text:p>
        </text:list-item>
        <text:list-item>
          <text:p text:style-name="P2">👨‍💼 <text:span text:style-name="Strong_20_Emphasis">Einfaches Beispiel aus dem Alltag, damit du's dir vorstellen kannst</text:span></text:p>
        </text:list-item>
      </text:list>
      <text:p text:style-name="Horizontal_20_Line"/>
      <text:h text:style-name="Heading_20_2" text:outline-level="2">📁 <text:span text:style-name="Source_20_Text">account/</text:span> (Feature-Folder für Account-Verwaltung)</text:h>
      <text:p text:style-name="Horizontal_20_Line"/>
      <text:h text:style-name="Heading_20_3" text:outline-level="3">### 🧩 <text:span text:style-name="Source_20_Text">models.py</text:span></text:h>
      <text:h text:style-name="Heading_20_4" text:outline-level="4">🧠 Zweck:</text:h>
      <text:p text:style-name="Text_20_body">Enthält <text:span text:style-name="Strong_20_Emphasis">nur die Datenstruktur</text:span> für Accounts – also wie du Accountdaten <text:span text:style-name="Strong_20_Emphasis">im RAM hältst</text:span> (nicht wie du sie lädst/speicherst!).</text:p>
      <text:h text:style-name="Heading_20_4" text:outline-level="4">⚙️ Inhalt:</text:h>
      <text:list text:style-name="L2">
        <text:list-item>
          <text:p text:style-name="P3"><text:span text:style-name="Source_20_Text">AccountMeta</text:span>: enthält ID, Name, Pfad</text:p>
        </text:list-item>
        <text:list-item>
          <text:p text:style-name="P3"><text:span text:style-name="Source_20_Text">AccountData</text:span>: enthält SMTP-Konfiguration, Schlüssel, Filter usw.</text:p>
        </text:list-item>
      </text:list>
      <text:h text:style-name="Heading_20_4" text:outline-level="4">📦 Wichtig für dein Projekt:</text:h>
      <text:p text:style-name="Text_20_body">Diese Klassen werden <text:span text:style-name="Strong_20_Emphasis">von der Repository geladen</text:span> und dann in der Service-Schicht verwendet.</text:p>
      <text:h text:style-name="Heading_20_4" text:outline-level="4">👨‍💼 Alltag-Beispiel:</text:h>
      <text:p text:style-name="Text_20_body">Stell dir vor, das ist das <text:span text:style-name="Strong_20_Emphasis">Formular</text:span>, das ein Kunde bei der Konto-Erstellung ausfüllt. Es liegt später <text:span text:style-name="Strong_20_Emphasis">im Speicher</text:span> (nicht auf Papier).</text:p>
      <text:p text:style-name="Horizontal_20_Line"/>
      <text:h text:style-name="Heading_20_3" text:outline-level="3">📂 <text:span text:style-name="Source_20_Text">repository.py</text:span></text:h>
      <text:h text:style-name="Heading_20_4" text:outline-level="4">🧠 Zweck:</text:h>
      <text:p text:style-name="Text_20_body">Diese Datei enthält die konkrete <text:span text:style-name="Strong_20_Emphasis">Implementierung zum Laden/Speichern der Accounts in </text:span><text:span text:style-name="Strong_20_Emphasis"><text:span text:style-name="Source_20_Text">.json</text:span></text:span><text:span text:style-name="Strong_20_Emphasis">-Dateien</text:span>.</text:p>
      <text:h text:style-name="Heading_20_4" text:outline-level="4">⚙️ Inhalt:</text:h>
      <text:list text:style-name="L3">
        <text:list-item>
          <text:p text:style-name="P4"><text:span text:style-name="Source_20_Text">JSONAccountRepository</text:span>: implementiert die Methoden aus <text:span text:style-name="Source_20_Text">interface.py</text:span><text:line-break/>z. B.:</text:p>
          <text:list>
            <text:list-item>
              <text:p text:style-name="P4"><text:span text:style-name="Source_20_Text">get_account(account_id)</text:span> → lädt <text:span text:style-name="Source_20_Text">account.json</text:span> aus Pfad</text:p>
            </text:list-item>
            <text:list-item>
              <text:p text:style-name="P4"><text:soft-page-break/><text:span text:style-name="Source_20_Text">list_accounts()</text:span> → liest <text:span text:style-name="Source_20_Text">accountPaths.json</text:span></text:p>
            </text:list-item>
            <text:list-item>
              <text:p text:style-name="P4"><text:span text:style-name="Source_20_Text">add_account(...)</text:span> → schreibt Account in neuen JSON-Ordner</text:p>
            </text:list-item>
          </text:list>
        </text:list-item>
      </text:list>
      <text:h text:style-name="Heading_20_4" text:outline-level="4">📦 Wichtig für dein Projekt:</text:h>
      <text:p text:style-name="Text_20_body">Diese Datei ist die <text:span text:style-name="Strong_20_Emphasis">einzige</text:span>, die weiß, wie deine JSON-Dateien funktionieren.<text:line-break/>Sie weiß z. B., dass <text:span text:style-name="Source_20_Text">accountPaths.json</text:span> eine Liste von gespeicherten Accounts enthält.</text:p>
      <text:h text:style-name="Heading_20_4" text:outline-level="4">👨‍💼 Alltag-Beispiel:</text:h>
      <text:p text:style-name="Text_20_body">Wie ein Archivar, der weiß, wie deine Ordner aussehen und wie man sie einsortiert.</text:p>
      <text:p text:style-name="Horizontal_20_Line"/>
      <text:h text:style-name="Heading_20_3" text:outline-level="3">🧾 <text:span text:style-name="Source_20_Text">interface.py</text:span></text:h>
      <text:h text:style-name="Heading_20_4" text:outline-level="4">🧠 Zweck:</text:h>
      <text:p text:style-name="Text_20_body">Definiert, was ein Repository können <text:span text:style-name="Strong_20_Emphasis">muss</text:span>, damit es vom Service genutzt werden darf. Du verwendest hier <text:span text:style-name="Source_20_Text">Protocol</text:span> (aus <text:span text:style-name="Source_20_Text">typing</text:span>).</text:p>
      <text:h text:style-name="Heading_20_4" text:outline-level="4">⚙️ Inhalt:</text:h>
      <text:p text:style-name="Preformatted_20_Text"><text:span text:style-name="Source_20_Text">class AccountRepository(Protocol):</text:span></text:p>
      <text:p text:style-name="Preformatted_20_Text"><text:span text:style-name="Source_20_Text"><text:s text:c="4"/>def get_account(self, id): ...</text:span></text:p>
      <text:p text:style-name="Preformatted_20_Text"><text:span text:style-name="Source_20_Text"><text:s text:c="4"/>def list_accounts(self): ...</text:span></text:p>
      <text:p text:style-name="P1"><text:span text:style-name="Source_20_Text"><text:s text:c="4"/>...</text:span></text:p>
      <text:h text:style-name="Heading_20_4" text:outline-level="4">📦 Wichtig für dein Projekt:</text:h>
      <text:p text:style-name="Text_20_body">Dadurch ist deine <text:span text:style-name="Source_20_Text">account_service.py</text:span> <text:span text:style-name="Strong_20_Emphasis">nicht an JSON gebunden</text:span> – später kannst du z. B. <text:span text:style-name="Source_20_Text">DatabaseAccountRepository</text:span> schreiben, ohne <text:span text:style-name="Source_20_Text">service.py</text:span> zu ändern.</text:p>
      <text:h text:style-name="Heading_20_4" text:outline-level="4">👨‍💼 Alltag-Beispiel:</text:h>
      <text:p text:style-name="Text_20_body">Wie ein Vertrag: „Jeder Mitarbeiter im Lager muss Akten finden, speichern, löschen können.“</text:p>
      <text:p text:style-name="Horizontal_20_Line"/>
      <text:h text:style-name="Heading_20_3" text:outline-level="3">🛠️ <text:span text:style-name="Source_20_Text">service.py</text:span></text:h>
      <text:h text:style-name="Heading_20_4" text:outline-level="4">🧠 Zweck:</text:h>
      <text:p text:style-name="Text_20_body">Hier liegt die <text:span text:style-name="Strong_20_Emphasis">Hauptlogik</text:span>, die du im CLI aufrufst:</text:p>
      <text:list text:style-name="L4">
        <text:list-item>
          <text:p text:style-name="P5">Konto erstellen</text:p>
        </text:list-item>
        <text:list-item>
          <text:p text:style-name="P5">Konto aktualisieren</text:p>
        </text:list-item>
        <text:list-item>
          <text:p text:style-name="P5">Konto löschen</text:p>
        </text:list-item>
        <text:list-item>
          <text:p text:style-name="P5">Konto auswählen</text:p>
        </text:list-item>
      </text:list>
      <text:h text:style-name="Heading_20_4" text:outline-level="4">⚙️ Inhalt:</text:h>
      <text:list text:style-name="L5">
        <text:list-item>
          <text:p text:style-name="P6">Redet mit <text:span text:style-name="Source_20_Text">repository.py</text:span>, um Accountdaten zu speichern/laden.</text:p>
        </text:list-item>
        <text:list-item>
          <text:p text:style-name="P6"><text:soft-page-break/>Nutzt <text:span text:style-name="Source_20_Text">models.py</text:span>, um mit <text:span text:style-name="Source_20_Text">AccountMeta</text:span> und <text:span text:style-name="Source_20_Text">AccountData</text:span> zu arbeiten.</text:p>
        </text:list-item>
        <text:list-item>
          <text:p text:style-name="P6">Löst Exceptions aus <text:span text:style-name="Source_20_Text">exceptions.py</text:span> aus, wenn etwas schiefgeht.</text:p>
        </text:list-item>
        <text:list-item>
          <text:p text:style-name="P6">Nutzt <text:span text:style-name="Source_20_Text">logging.debug/info/warning</text:span>, um Status zu melden.</text:p>
        </text:list-item>
      </text:list>
      <text:h text:style-name="Heading_20_4" text:outline-level="4">📦 Wichtig für dein Projekt:</text:h>
      <text:p text:style-name="Text_20_body">Hier entscheidest du z. B.:</text:p>
      <text:list text:style-name="L6">
        <text:list-item>
          <text:p text:style-name="P7">Wenn mehr als 20 Accounts → <text:span text:style-name="Source_20_Text">AccountLimitReachedError</text:span></text:p>
        </text:list-item>
        <text:list-item>
          <text:p text:style-name="P7">Welcher Account ist aktiv?</text:p>
        </text:list-item>
        <text:list-item>
          <text:p text:style-name="P7">Neue Accounts erstellen mit Name + zufälligem ID</text:p>
        </text:list-item>
      </text:list>
      <text:h text:style-name="Heading_20_4" text:outline-level="4">👨‍💼 Alltag-Beispiel:</text:h>
      <text:p text:style-name="Text_20_body">Das ist dein „Sachbearbeiter“, der sagt: „Erstelle ein neues Konto“, ruft den Archivar (<text:span text:style-name="Source_20_Text">repository.py</text:span>) und sagt, wie das Formular (<text:span text:style-name="Source_20_Text">models.py</text:span>) auszufüllen ist.</text:p>
      <text:p text:style-name="Horizontal_20_Line"/>
      <text:h text:style-name="Heading_20_3" text:outline-level="3">🚨 <text:span text:style-name="Source_20_Text">exceptions.py</text:span></text:h>
      <text:h text:style-name="Heading_20_4" text:outline-level="4">🧠 Zweck:</text:h>
      <text:p text:style-name="Text_20_body">Definiert <text:span text:style-name="Strong_20_Emphasis">alle Fehlerfälle</text:span> rund um Accounts – <text:span text:style-name="Strong_20_Emphasis">damit du sie gezielt behandeln kannst</text:span>.</text:p>
      <text:h text:style-name="Heading_20_4" text:outline-level="4">⚙️ Inhalt:</text:h>
      <text:list text:style-name="L7">
        <text:list-item>
          <text:p text:style-name="P8"><text:span text:style-name="Source_20_Text">AccountNotFoundError</text:span></text:p>
        </text:list-item>
        <text:list-item>
          <text:p text:style-name="P8"><text:span text:style-name="Source_20_Text">AccountLimitReachedError</text:span></text:p>
        </text:list-item>
        <text:list-item>
          <text:p text:style-name="P8"><text:span text:style-name="Source_20_Text">AccountAlreadyExistsError</text:span></text:p>
        </text:list-item>
        <text:list-item>
          <text:p text:style-name="P8">...</text:p>
        </text:list-item>
      </text:list>
      <text:h text:style-name="Heading_20_4" text:outline-level="4">📦 Wichtig für dein Projekt:</text:h>
      <text:list text:style-name="L8">
        <text:list-item>
          <text:p text:style-name="P9">Wenn z. B. ein Account nicht geladen werden kann → wirfst du <text:span text:style-name="Source_20_Text">AccountNotFoundError</text:span>, nicht <text:span text:style-name="Source_20_Text">FileNotFoundError</text:span>.</text:p>
        </text:list-item>
        <text:list-item>
          <text:p text:style-name="P9">Bessere Lesbarkeit &amp; Testbarkeit deines Codes.</text:p>
        </text:list-item>
      </text:list>
      <text:h text:style-name="Heading_20_4" text:outline-level="4">👨‍💼 Alltag-Beispiel:</text:h>
      <text:p text:style-name="Text_20_body">Statt „Fehler 404“ sagst du: „Account nicht gefunden“ – direkt, spezifisch, verständlich.</text:p>
      <text:p text:style-name="Horizontal_20_Line"/>
      <text:h text:style-name="Heading_20_3" text:outline-level="3">🔧 <text:span text:style-name="Source_20_Text">utils.py</text:span> (nur für account-spezifische Helfer)</text:h>
      <text:h text:style-name="Heading_20_4" text:outline-level="4">🧠 Zweck:</text:h>
      <text:p text:style-name="Text_20_body">Kleine Hilfsfunktionen, die <text:span text:style-name="Strong_20_Emphasis">nicht zum Service gehören</text:span>, aber z. B. Pfade validieren, zufällige Account-IDs generieren, Namen prüfen usw.</text:p>
      <text:h text:style-name="Heading_20_4" text:outline-level="4"><text:soft-page-break/>⚙️ Inhalt:</text:h>
      <text:list text:style-name="L9">
        <text:list-item>
          <text:p text:style-name="P10"><text:span text:style-name="Source_20_Text">generate_account_id()</text:span></text:p>
        </text:list-item>
        <text:list-item>
          <text:p text:style-name="P10"><text:span text:style-name="Source_20_Text">is_valid_account_name(name)</text:span></text:p>
        </text:list-item>
        <text:list-item>
          <text:p text:style-name="P10"><text:span text:style-name="Source_20_Text">get_account_folder_path(account_id)</text:span></text:p>
        </text:list-item>
      </text:list>
      <text:h text:style-name="Heading_20_4" text:outline-level="4">📦 Wichtig für dein Projekt:</text:h>
      <text:p text:style-name="Text_20_body">Halte <text:span text:style-name="Source_20_Text">service.py</text:span> schlank, indem du kleine technische Helfer auslagerst.</text:p>
      <text:h text:style-name="Heading_20_4" text:outline-level="4">👨‍💼 Alltag-Beispiel:</text:h>
      <text:p text:style-name="Text_20_body">Wie ein Taschenmesser – du holst es raus, wenn du mal kurz was zuschneiden musst, aber trägst es nicht ständig in der Hand.</text:p>
      <text:p text:style-name="Horizontal_20_Line"/>
      <text:h text:style-name="Heading_20_2" text:outline-level="2">📁 <text:span text:style-name="Source_20_Text">config/</text:span></text:h>
      <text:h text:style-name="Heading_20_3" text:outline-level="3">📄 <text:span text:style-name="Source_20_Text">settings.py</text:span></text:h>
      <text:h text:style-name="Heading_20_4" text:outline-level="4">🧠 Zweck:</text:h>
      <text:p text:style-name="Text_20_body">Globale Konfiguration wie:</text:p>
      <text:list text:style-name="L10">
        <text:list-item>
          <text:p text:style-name="P11">Max. Account-Anzahl</text:p>
        </text:list-item>
        <text:list-item>
          <text:p text:style-name="P11">Standard-JSON-Dateipfade</text:p>
        </text:list-item>
        <text:list-item>
          <text:p text:style-name="P11">Logging-Level</text:p>
        </text:list-item>
        <text:list-item>
          <text:p text:style-name="P11">Config-Verzeichnis</text:p>
        </text:list-item>
      </text:list>
      <text:h text:style-name="Heading_20_4" text:outline-level="4">⚙️ Inhalt:</text:h>
      <text:p text:style-name="Preformatted_20_Text"><text:span text:style-name="Source_20_Text">MAX_ACCOUNTS = 20</text:span></text:p>
      <text:p text:style-name="Preformatted_20_Text"><text:span text:style-name="Source_20_Text">CONFIG_DIR = Path.home() / ".remaild"</text:span></text:p>
      <text:p text:style-name="Preformatted_20_Text"><text:span text:style-name="Source_20_Text">ACCOUNT_PATHS_FILE = CONFIG_DIR / "accountPaths.json"</text:span></text:p>
      <text:p text:style-name="P1"><text:span text:style-name="Source_20_Text">LOG_LEVEL = "DEBUG"</text:span></text:p>
      <text:h text:style-name="Heading_20_4" text:outline-level="4">📦 Wichtig für dein Projekt:</text:h>
      <text:p text:style-name="Text_20_body">Von überall nutzbar – z. B. <text:span text:style-name="Source_20_Text">repository.py</text:span> nutzt <text:span text:style-name="Source_20_Text">ACCOUNT_PATHS_FILE</text:span> als Pfad.</text:p>
      <text:h text:style-name="Heading_20_4" text:outline-level="4">👨‍💼 Alltag-Beispiel:</text:h>
      <text:p text:style-name="Text_20_body">Wie ein Schaltkasten im Büro: einmal einstellen – dann läuft der Strom überall richtig.</text:p>
      <text:p text:style-name="Horizontal_20_Line"/>
      <text:h text:style-name="Heading_20_2" text:outline-level="2"><text:soft-page-break/>📁 <text:span text:style-name="Source_20_Text">utils/</text:span></text:h>
      <text:h text:style-name="Heading_20_3" text:outline-level="3">📄 <text:span text:style-name="Source_20_Text">path_utils.py</text:span></text:h>
      <text:h text:style-name="Heading_20_4" text:outline-level="4">🧠 Zweck:</text:h>
      <text:p text:style-name="Text_20_body">Allgemeine (nicht Account-spezifische) Helfer rund um Pfade &amp; Dateisystem.</text:p>
      <text:h text:style-name="Heading_20_4" text:outline-level="4">⚙️ Inhalt:</text:h>
      <text:list text:style-name="L11">
        <text:list-item>
          <text:p text:style-name="P12"><text:span text:style-name="Source_20_Text">ensure_config_dir()</text:span> → stellt sicher, dass <text:span text:style-name="Source_20_Text">.remaild/</text:span> existiert</text:p>
        </text:list-item>
        <text:list-item>
          <text:p text:style-name="P12"><text:span text:style-name="Source_20_Text">get_json_path()</text:span> → gibt den vollen Pfad zur <text:span text:style-name="Source_20_Text">accountPaths.json</text:span> zurück</text:p>
        </text:list-item>
      </text:list>
      <text:h text:style-name="Heading_20_4" text:outline-level="4">📦 Wichtig für dein Projekt:</text:h>
      <text:p text:style-name="Text_20_body">Wird z. B. vom Repository genutzt, bevor ein Account gespeichert wird.</text:p>
      <text:h text:style-name="Heading_20_4" text:outline-level="4">👨‍💼 Alltag-Beispiel:</text:h>
      <text:p text:style-name="Text_20_body">Wie ein Hausmeister: Er stellt sicher, dass der Raum existiert, bevor jemand versucht, etwas reinzulegen.</text:p>
      <text:p text:style-name="Horizontal_20_Line"/>
      <text:h text:style-name="Heading_20_2" text:outline-level="2">📁 <text:span text:style-name="Source_20_Text">cli/</text:span></text:h>
      <text:h text:style-name="Heading_20_3" text:outline-level="3">📄 <text:span text:style-name="Source_20_Text">main.py</text:span></text:h>
      <text:h text:style-name="Heading_20_4" text:outline-level="4">🧠 Zweck:</text:h>
      <text:p text:style-name="Text_20_body">Der <text:span text:style-name="Strong_20_Emphasis">Startpunkt für das CLI</text:span> – dort initialisierst du alles und führst aus, was der Benutzer will.</text:p>
      <text:h text:style-name="Heading_20_4" text:outline-level="4">⚙️ Inhalt:</text:h>
      <text:list text:style-name="L12">
        <text:list-item>
          <text:p text:style-name="P13">Importiere <text:span text:style-name="Source_20_Text">AccountService</text:span> und <text:span text:style-name="Source_20_Text">JSONAccountRepository</text:span></text:p>
        </text:list-item>
        <text:list-item>
          <text:p text:style-name="P13">Verbinde beides → <text:span text:style-name="Source_20_Text">service = AccountService(repo)</text:span></text:p>
        </text:list-item>
        <text:list-item>
          <text:p text:style-name="P13">Erzeuge Kommandos mit <text:span text:style-name="Source_20_Text">argparse</text:span> oder <text:span text:style-name="Source_20_Text">click</text:span></text:p>
        </text:list-item>
      </text:list>
      <text:h text:style-name="Heading_20_4" text:outline-level="4">📦 Wichtig für dein Projekt:</text:h>
      <text:p text:style-name="Text_20_body">Dies ist dein <text:span text:style-name="Strong_20_Emphasis">User Interface</text:span>, das z. B. sagt:</text:p>
      <text:p text:style-name="P1"><text:span text:style-name="Source_20_Text">remaild account create --name "BenutzerX"</text:span></text:p>
      <text:p text:style-name="Text_20_body">→ und ruft dann:</text:p>
      <text:p text:style-name="P1"><text:span text:style-name="Source_20_Text">service.create_account("BenutzerX", Path(...))</text:span></text:p>
      <text:h text:style-name="Heading_20_4" text:outline-level="4">👨‍💼 Alltag-Beispiel:</text:h>
      <text:p text:style-name="Text_20_body">Wie der Tresen in einer Bank – Benutzer kommt rein und sagt, was er tun will.</text:p>
      <text:p text:style-name="Horizontal_20_Line"/>
      <text:h text:style-name="Heading_20_2" text:outline-level="2"><text:soft-page-break/>✅ Fazit: Das perfekte System für ReMail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eil</text:p>
            </table:table-cell>
            <table:table-cell table:style-name="Table1.A1" office:value-type="string">
              <text:p text:style-name="Table_20_Heading">Aufgabe im Projekt</text:p>
            </table:table-cell>
            <table:table-cell table:style-name="Table1.A1" office:value-type="string">
              <text:p text:style-name="Table_20_Heading">Dateie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atenmodelle</text:span></text:p>
          </table:table-cell>
          <table:table-cell table:style-name="Table1.A1" office:value-type="string">
            <text:p text:style-name="Table_20_Contents">Struktur der Accounts im RAM</text:p>
          </table:table-cell>
          <table:table-cell table:style-name="Table1.A1" office:value-type="string">
            <text:p text:style-name="Table_20_Contents"><text:span text:style-name="Source_20_Text">models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enzugriff</text:span></text:p>
          </table:table-cell>
          <table:table-cell table:style-name="Table1.A1" office:value-type="string">
            <text:p text:style-name="Table_20_Contents">JSON-Dateien lesen/schreiben</text:p>
          </table:table-cell>
          <table:table-cell table:style-name="Table1.A1" office:value-type="string">
            <text:p text:style-name="Table_20_Contents"><text:span text:style-name="Source_20_Text">repository.py</text:span>, <text:span text:style-name="Source_20_Text">interface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usinesslogik</text:span></text:p>
          </table:table-cell>
          <table:table-cell table:style-name="Table1.A1" office:value-type="string">
            <text:p text:style-name="Table_20_Contents">Accounts erstellen, löschen, auswählen</text:p>
          </table:table-cell>
          <table:table-cell table:style-name="Table1.A1" office:value-type="string">
            <text:p text:style-name="Table_20_Contents"><text:span text:style-name="Source_20_Text">service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ehlerbehandlung</text:span></text:p>
          </table:table-cell>
          <table:table-cell table:style-name="Table1.A1" office:value-type="string">
            <text:p text:style-name="Table_20_Contents">Benutzerfreundliche Fehler</text:p>
          </table:table-cell>
          <table:table-cell table:style-name="Table1.A1" office:value-type="string">
            <text:p text:style-name="Table_20_Contents"><text:span text:style-name="Source_20_Text">exceptions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lfsfunktionen</text:span></text:p>
          </table:table-cell>
          <table:table-cell table:style-name="Table1.A1" office:value-type="string">
            <text:p text:style-name="Table_20_Contents">Validierung, IDs, Pfadfunktionen</text:p>
          </table:table-cell>
          <table:table-cell table:style-name="Table1.A1" office:value-type="string">
            <text:p text:style-name="Table_20_Contents"><text:span text:style-name="Source_20_Text">utils.py</text:span>, <text:span text:style-name="Source_20_Text">path_utils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Zentrale Config</text:span></text:p>
          </table:table-cell>
          <table:table-cell table:style-name="Table1.A1" office:value-type="string">
            <text:p text:style-name="Table_20_Contents">Konstanten &amp; globale Einstellungen</text:p>
          </table:table-cell>
          <table:table-cell table:style-name="Table1.A1" office:value-type="string">
            <text:p text:style-name="Table_20_Contents"><text:span text:style-name="Source_20_Text">settings.p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nutzeroberfläche</text:span></text:p>
          </table:table-cell>
          <table:table-cell table:style-name="Table1.A1" office:value-type="string">
            <text:p text:style-name="Table_20_Contents">CLI-Tool zum Steuern des Programms</text:p>
          </table:table-cell>
          <table:table-cell table:style-name="Table1.A1" office:value-type="string">
            <text:p text:style-name="Table_20_Contents"><text:span text:style-name="Source_20_Text">main.py</text:span></text:p>
          </table:table-cell>
        </table:table-row>
      </table:table>
      <text:p text:style-name="Horizontal_20_Line"/>
      <text:p text:style-name="Text_20_body">Wenn du dieses System so baust, kannst du:</text:p>
      <text:list text:style-name="L13">
        <text:list-item>
          <text:p text:style-name="P14">Accounts jederzeit austauschen, erweitern, testen</text:p>
        </text:list-item>
        <text:list-item>
          <text:p text:style-name="P14">Logging und Exceptions sauber handhaben</text:p>
        </text:list-item>
        <text:list-item>
          <text:p text:style-name="P14">Dein CLI erweitern ohne Chaos</text:p>
        </text:list-item>
        <text:list-item>
          <text:p text:style-name="P14">Alle Dateien logisch finden und erweitern</text:p>
        </text:list-item>
      </text:list>
      <text:p text:style-name="Text_20_body">Du arbeitest dann <text:span text:style-name="Strong_20_Emphasis">genau so</text:span>, wie es große Python-Projekte (z. B. <text:span text:style-name="Source_20_Text">FastAPI</text:span>, <text:span text:style-name="Source_20_Text">Typer</text:span>, <text:span text:style-name="Source_20_Text">Pydantic</text:span>) auch machen – nur <text:span text:style-name="Strong_20_Emphasis">einsteigerfreundlich heruntergebrochen</text:span>.</text:p>
      <text:p text:style-name="Text_20_body">Wenn du jetzt mit diesem System arbeitest, bist du strukturell <text:span text:style-name="Strong_20_Emphasis">absolut auf Profi-Niveau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25:08.899566830</meta:creation-date>
    <dc:date>2025-07-14T15:25:19.258978961</dc:date>
    <meta:editing-duration>PT10S</meta:editing-duration>
    <meta:editing-cycles>1</meta:editing-cycles>
    <meta:document-statistic meta:table-count="1" meta:image-count="0" meta:object-count="0" meta:page-count="6" meta:paragraph-count="159" meta:word-count="907" meta:character-count="6275" meta:non-whitespace-character-count="5548"/>
    <meta:generator>LibreOffice/24.2.7.2$Linux_X86_64 LibreOffice_project/420$Build-2</meta:generator>
  </office:meta>
</office:document-meta>
</file>